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NumberCitationLayoutManager.getPageNumberCitationInline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geNumberCitationLayoutManager.ge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NumberCitationLayoutManager.PageNumberCitationLayoutManager( PageNumberCitation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